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51c68" officeooo:paragraph-rsid="00151c68" style:font-size-asian="54pt" style:font-size-complex="5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 </meta:initial-creator>
    <meta:creation-date>2015-02-26T20:10:16.841694368</meta:creation-date>
    <dc:date>2015-02-26T20:10:38.169835313</dc:date>
    <dc:creator>z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4.2.7.2$Linux_X86_64 LibreOffice_project/420m0$Build-2</meta:generator>
  </office:meta>
</office:document-meta>
</file>